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8a5bf" officeooo:paragraph-rsid="0008a5b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a5bf" officeooo:paragraph-rsid="0009703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a5bf" officeooo:paragraph-rsid="000d419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190e" officeooo:paragraph-rsid="001f190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5220" officeooo:paragraph-rsid="0021522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e5a3b" officeooo:paragraph-rsid="002e5a3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35deec" officeooo:paragraph-rsid="0035deec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cdd25" officeooo:paragraph-rsid="003cdd2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491562" officeooo:paragraph-rsid="00491562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8a5bf" officeooo:paragraph-rsid="0008a5bf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8a5bf" officeooo:paragraph-rsid="0009fd3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8a5bf" officeooo:paragraph-rsid="001067fc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8a5bf" officeooo:paragraph-rsid="00109eaa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8a5bf" officeooo:paragraph-rsid="0035deec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8a5bf" officeooo:paragraph-rsid="003ae01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8a5bf" officeooo:paragraph-rsid="003cdd2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8a5bf" officeooo:paragraph-rsid="003e064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8a5bf" officeooo:paragraph-rsid="003f331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8a5bf" officeooo:paragraph-rsid="004263e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97032" officeooo:paragraph-rsid="0009703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5deec" officeooo:paragraph-rsid="0035dee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b80f0" officeooo:paragraph-rsid="003b80f0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f3315" officeooo:paragraph-rsid="003f331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f3315" officeooo:paragraph-rsid="004263ea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fbc86" officeooo:paragraph-rsid="003fbc86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fbc86" officeooo:paragraph-rsid="004263e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40dfb0" officeooo:paragraph-rsid="0040dfb0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433741" officeooo:paragraph-rsid="00433741" style:font-weight-asian="normal" style:font-weight-complex="normal"/>
    </style:style>
    <style:style style:name="P29" style:family="paragraph" style:parent-style-name="Standard">
      <style:text-properties style:text-underline-style="none" fo:font-weight="bold" officeooo:rsid="0039b568" officeooo:paragraph-rsid="0039b568" style:font-weight-asian="bold" style:font-weight-complex="bold"/>
    </style:style>
    <style:style style:name="P30" style:family="paragraph" style:parent-style-name="Standard">
      <style:text-properties officeooo:rsid="0012a2a8" officeooo:paragraph-rsid="0012a2a8"/>
    </style:style>
    <style:style style:name="P31" style:family="paragraph" style:parent-style-name="Standard">
      <style:paragraph-properties fo:text-align="start" style:justify-single-word="false"/>
      <style:text-properties officeooo:rsid="0012a2a8" officeooo:paragraph-rsid="0012a2a8"/>
    </style:style>
    <style:style style:name="P32" style:family="paragraph" style:parent-style-name="Standard">
      <style:paragraph-properties fo:text-align="start" style:justify-single-word="false"/>
      <style:text-properties officeooo:rsid="00171b60" officeooo:paragraph-rsid="0017382b"/>
    </style:style>
    <style:style style:name="P33" style:family="paragraph" style:parent-style-name="Standard">
      <style:paragraph-properties fo:text-align="start" style:justify-single-word="false"/>
      <style:text-properties officeooo:rsid="00171b60" officeooo:paragraph-rsid="001f190e"/>
    </style:style>
    <style:style style:name="P34" style:family="paragraph" style:parent-style-name="Standard">
      <style:paragraph-properties fo:text-align="start" style:justify-single-word="false"/>
      <style:text-properties officeooo:rsid="00171b60" officeooo:paragraph-rsid="00215220"/>
    </style:style>
    <style:style style:name="P35" style:family="paragraph" style:parent-style-name="Standard">
      <style:paragraph-properties fo:text-align="start" style:justify-single-word="false"/>
      <style:text-properties officeooo:rsid="00171b60" officeooo:paragraph-rsid="002f3238"/>
    </style:style>
    <style:style style:name="P36" style:family="paragraph" style:parent-style-name="Standard">
      <style:paragraph-properties fo:text-align="start" style:justify-single-word="false"/>
      <style:text-properties officeooo:rsid="00171b60" officeooo:paragraph-rsid="0030f1d7"/>
    </style:style>
    <style:style style:name="P3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96269" officeooo:paragraph-rsid="00196269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96269" officeooo:paragraph-rsid="00196269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cdf5" officeooo:paragraph-rsid="001bcdf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officeooo:paragraph-rsid="00196269"/>
    </style:style>
    <style:style style:name="P41" style:family="paragraph" style:parent-style-name="Standard">
      <style:paragraph-properties fo:text-align="start" style:justify-single-word="false"/>
      <style:text-properties officeooo:rsid="001e117b" officeooo:paragraph-rsid="001e117b"/>
    </style:style>
    <style:style style:name="P42" style:family="paragraph" style:parent-style-name="Standard">
      <style:paragraph-properties fo:text-align="start" style:justify-single-word="false"/>
      <style:text-properties officeooo:rsid="00215220" officeooo:paragraph-rsid="00215220"/>
    </style:style>
    <style:style style:name="P43" style:family="paragraph" style:parent-style-name="Standard">
      <style:paragraph-properties fo:text-align="start" style:justify-single-word="false"/>
      <style:text-properties officeooo:rsid="00215220" officeooo:paragraph-rsid="0030206a"/>
    </style:style>
    <style:style style:name="P44" style:family="paragraph" style:parent-style-name="Standard">
      <style:paragraph-properties fo:text-align="start" style:justify-single-word="false"/>
      <style:text-properties officeooo:rsid="0023db96" officeooo:paragraph-rsid="0023db96"/>
    </style:style>
    <style:style style:name="P45" style:family="paragraph" style:parent-style-name="Standard">
      <style:paragraph-properties fo:text-align="start" style:justify-single-word="false"/>
      <style:text-properties officeooo:rsid="0023db96" officeooo:paragraph-rsid="002e5a3b"/>
    </style:style>
    <style:style style:name="P46" style:family="paragraph" style:parent-style-name="Standard">
      <style:text-properties fo:font-weight="bold" officeooo:rsid="0039b568" officeooo:paragraph-rsid="0039b568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officeooo:rsid="00159e8b" officeooo:paragraph-rsid="00159e8b"/>
    </style:style>
    <style:style style:name="P48" style:family="paragraph" style:parent-style-name="Standard">
      <style:text-properties style:text-underline-style="none" fo:font-weight="normal" officeooo:rsid="00491562" officeooo:paragraph-rsid="00491562" style:font-weight-asian="normal" style:font-weight-complex="normal"/>
    </style:style>
    <style:style style:name="P49" style:family="paragraph" style:parent-style-name="Text_20_body">
      <style:text-properties style:text-underline-style="none" fo:font-weight="normal" officeooo:rsid="00491562" officeooo:paragraph-rsid="00491562" style:font-weight-asian="normal" style:font-weight-complex="normal"/>
    </style:style>
    <style:style style:name="P50" style:family="paragraph" style:parent-style-name="Text_20_body">
      <style:text-properties style:text-underline-style="none" fo:font-weight="normal" officeooo:rsid="00520461" officeooo:paragraph-rsid="00520461" style:font-weight-asian="normal" style:font-weight-complex="normal"/>
    </style:style>
    <style:style style:name="P51" style:family="paragraph" style:parent-style-name="Text_20_body">
      <style:text-properties style:text-underline-style="none" fo:font-weight="normal" officeooo:rsid="00520461" officeooo:paragraph-rsid="00533799" style:font-weight-asian="normal" style:font-weight-complex="normal"/>
    </style:style>
    <style:style style:name="P52" style:family="paragraph" style:parent-style-name="Text_20_body">
      <style:text-properties officeooo:rsid="00518fea" officeooo:paragraph-rsid="00518fea"/>
    </style:style>
    <style:style style:name="P53" style:family="paragraph" style:parent-style-name="Text_20_body">
      <style:text-properties officeooo:rsid="00520461" officeooo:paragraph-rsid="00520461"/>
    </style:style>
    <style:style style:name="P54" style:family="paragraph" style:parent-style-name="Text_20_body">
      <style:text-properties style:text-underline-style="solid" style:text-underline-width="auto" style:text-underline-color="font-color" fo:font-weight="bold" officeooo:rsid="00520461" officeooo:paragraph-rsid="0052046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96269"/>
    </style:style>
    <style:style style:name="T4" style:family="text">
      <style:text-properties style:text-underline-style="solid" style:text-underline-width="auto" style:text-underline-color="font-color" officeooo:rsid="001a8159"/>
    </style:style>
    <style:style style:name="T5" style:family="text">
      <style:text-properties style:text-underline-style="solid" style:text-underline-width="auto" style:text-underline-color="font-color" officeooo:rsid="001bcdf5"/>
    </style:style>
    <style:style style:name="T6" style:family="text">
      <style:text-properties style:text-underline-style="solid" style:text-underline-width="auto" style:text-underline-color="font-color" officeooo:rsid="00171b60"/>
    </style:style>
    <style:style style:name="T7" style:family="text">
      <style:text-properties officeooo:rsid="00097032"/>
    </style:style>
    <style:style style:name="T8" style:family="text">
      <style:text-properties officeooo:rsid="0009fd31"/>
    </style:style>
    <style:style style:name="T9" style:family="text">
      <style:text-properties officeooo:rsid="000c517d"/>
    </style:style>
    <style:style style:name="T10" style:family="text">
      <style:text-properties officeooo:rsid="000f284e"/>
    </style:style>
    <style:style style:name="T11" style:family="text">
      <style:text-properties officeooo:rsid="00109eaa"/>
    </style:style>
    <style:style style:name="T12" style:family="text">
      <style:text-properties officeooo:rsid="00171b60"/>
    </style:style>
    <style:style style:name="T13" style:family="text">
      <style:text-properties officeooo:rsid="0019626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style:text-underline-style="none" fo:font-weight="normal" officeooo:rsid="00196269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officeooo:rsid="001a8159"/>
    </style:style>
    <style:style style:name="T18" style:family="text">
      <style:text-properties officeooo:rsid="001bcdf5"/>
    </style:style>
    <style:style style:name="T19" style:family="text">
      <style:text-properties officeooo:rsid="001dbf36"/>
    </style:style>
    <style:style style:name="T20" style:family="text">
      <style:text-properties officeooo:rsid="001f190e"/>
    </style:style>
    <style:style style:name="T21" style:family="text">
      <style:text-properties officeooo:rsid="0020b5a2"/>
    </style:style>
    <style:style style:name="T22" style:family="text">
      <style:text-properties officeooo:rsid="002e5a3b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officeooo:rsid="0053d152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1) </text:p>
      <text:p text:style-name="Standard"><text:span text:style-name="T14"/></text:p>
      <text:p text:style-name="Standard"><text:span text:style-name="T14">a)</text:span> Empregado (<text:span text:style-name="T1">Número Empregado</text:span>, Nome do Empregado, Número do Departamento, Nome do</text:p>
      <text:p text:style-name="Standard">Departamento, Número do Gerente, Nome do Gerente, Número do Projeto, Nome do Projeto, Data</text:p>
      <text:p text:style-name="Standard">de Início do Projeto, Número de Horas Trabalhadas no Projeto).</text:p>
      <text:p text:style-name="Standard"/>
      <text:p text:style-name="P30">PK{Número Empregado}</text:p>
      <text:p text:style-name="P30"><text:span text:style-name="T2">1FN</text:span>, porque não há aninhamento <text:s/>de tabelas</text:p>
      <text:p text:style-name="P31"><text:line-break/>DF1: <text:s/>Número Empregado → <text:s/>Nome do Departamento</text:p>
      <text:p text:style-name="P47">DF2: <text:s/>Número do Gerente → Nome do Gerente</text:p>
      <text:p text:style-name="P32">DF3: <text:s/>Número do Projeto → Nome do Projeto, <text:s/>Data de Início do Projeto</text:p>
      <text:p text:style-name="P32"/>
      <text:p text:style-name="P37"><text:span text:style-name="T19">3</text:span>FN</text:p>
      <text:p text:style-name="P40"><text:span text:style-name="T13">Departamento</text:span>(<text:span text:style-name="T1">Número </text:span><text:span text:style-name="T3">do Departamento</text:span>, <text:span text:style-name="T13">Nome do Departamento</text:span><text:span text:style-name="T15">)</text:span></text:p>
      <text:p text:style-name="P38">Gerente(<text:span text:style-name="T4">Numero do Gerente</text:span><text:span text:style-name="T17">, Nome do Gerente</text:span>)</text:p>
      <text:p text:style-name="P38">Projeto<text:span text:style-name="T18">(</text:span><text:span text:style-name="T5">Numero do Projeto</text:span><text:span text:style-name="T18">, Nome do Projeto, Data de inicio do Projeto)</text:span></text:p>
      <text:p text:style-name="P39">Empregado(<text:span text:style-name="T1">Numero do Empregado</text:span>, Nome do Empregado, Numero do departamento, Numero do Gerente, Numero do projeto, Numero de Horas Trabalhadas no Projeto)</text:p>
      <text:p text:style-name="P32"/>
      <text:p text:style-name="P32"/>
      <text:p text:style-name="P32"><text:span text:style-name="T14">b)</text:span> Ordem_Compra (cod_ordem_compra, data_emissão, cod_fornecedor, nome_fornecedor,</text:p>
      <text:p text:style-name="P32">endereço_fornecedor, (cod_material, descrição_material, qte_comprada, vl_unitário, vl_total_item,</text:p>
      <text:p text:style-name="P32">vl_total_ordem)).</text:p>
      <text:p text:style-name="P32"/>
      <text:p text:style-name="P41">Não 1FN, porque há aninhamento de tabelas</text:p>
      <text:p text:style-name="P41"/>
      <text:p text:style-name="P4">1FN</text:p>
      <text:p text:style-name="P33">Ordem_Compra (<text:span text:style-name="T1">cod_ordem_compra</text:span>, data_emissão, cod_fornecedor, nome_fornecedor,</text:p>
      <text:p text:style-name="P33">endereço_fornecedor<text:span text:style-name="T20">)</text:span></text:p>
      <text:p text:style-name="P33"><text:span text:style-name="T21">OCM</text:span>(<text:span text:style-name="T1">cod_material</text:span>, descrição_material, qte_comprada, vl_unitário, vl_total_item,</text:p>
      <text:p text:style-name="P34">vl_total_ordem, <text:span text:style-name="T1">cod_ordem_compra</text:span>)</text:p>
      <text:p text:style-name="P34"/>
      <text:p text:style-name="P42">DF1: cod_material → descrição_material</text:p>
      <text:p text:style-name="P34"/>
      <text:p text:style-name="P5">2FN</text:p>
      <text:p text:style-name="P34">Ordem_Compra (<text:span text:style-name="T1">cod_ordem_compra</text:span>, data_emissão, cod_fornecedor, nome_fornecedor,</text:p>
      <text:p text:style-name="P34">endereço_fornecedor<text:span text:style-name="T20">)</text:span></text:p>
      <text:p text:style-name="P42">Material(<text:span text:style-name="T1">cod_material</text:span>, descrição_material)</text:p>
      <text:p text:style-name="P34"><text:span text:style-name="T21">OCM</text:span>(<text:span text:style-name="T1">cod_material</text:span>, qte_comprada, vl_unitário, vl_total_item, vl_total_ordem, <text:span text:style-name="T1">cod_ordem_compra</text:span>)</text:p>
      <text:p text:style-name="P32"/>
      <text:p text:style-name="P44">DF2: <text:s/><text:span text:style-name="T12">cod_fornecedor → </text:span>nome_fornecedor, endereço_fornecedor</text:p>
      <text:p text:style-name="P44">DF3: <text:s/><text:span text:style-name="T12">qte_comprada, vl_unitário → vl_total_item</text:span></text:p>
      <text:p text:style-name="P44"/>
      <text:p text:style-name="P6">3FN</text:p>
      <text:p text:style-name="P45"><text:span text:style-name="T22">Fornecedor(</text:span><text:span text:style-name="T6">cod_fornecedor</text:span><text:span text:style-name="T12">, </text:span>nome_fornecedor, endereço_fornecedor<text:span text:style-name="T22">)</text:span></text:p>
      <text:p text:style-name="P35">Ordem_Compra (<text:span text:style-name="T1">cod_ordem_compra</text:span>, data_emissão, cod_fornecedor<text:span text:style-name="T20">)</text:span></text:p>
      <text:p text:style-name="P43">Material(<text:span text:style-name="T1">cod_material</text:span>, descrição_material)</text:p>
      <text:p text:style-name="P36"><text:span text:style-name="T21">OCM</text:span>(<text:span text:style-name="T1">cod_material</text:span>, qte_comprada, vl_unitário, vl_total_ordem, <text:span text:style-name="T1">cod_ordem_compra</text:span>)</text:p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><text:span text:style-name="T14">c)</text:span> Notas Fiscais (NumNF, Série, Data emissão, Cod. Cliente, Nome Cliente, Endereço Cliente, CGC Cliente, Código Mercadoria, Descrição Mercadoria, Quantidade Vendida, Preço de Venda, Total da Venda da Mercadoria e Total Geral da Nota). Cada nota pode ter mais de uma mercadoria.</text:p>
      <text:p text:style-name="P44"/>
      <text:p text:style-name="P44"><text:span text:style-name="T14">d)</text:span> Inscrição (Código do Aluno, Nome do Aluno, Telefone para Contato, Ano de Admissão, Código da Disciplina, Nome da Disciplina, Nome do Curso, Data da Matricula).</text:p>
      <text:p text:style-name="P32"/>
      <text:p text:style-name="Standard"><text:span text:style-name="T14">e)</text:span> Paciente (num_paciente, nome_paciente, num_quarto, descrição_quarto, num_cômodos_quarto,</text:p>
      <text:p text:style-name="Standard">(cód_médico, nome_médico, fone_médico)).</text:p>
      <text:p text:style-name="Standard"/>
      <text:p text:style-name="P1">1FN</text:p>
      <text:p text:style-name="P1"/>
      <text:p text:style-name="P10">R1(<text:span text:style-name="T1">num_paciente</text:span>, nome_paciente, num_quarto, descrição_quarto, num_comodos_quarto)</text:p>
      <text:p text:style-name="P10">R2(<text:span text:style-name="T1">cod_medico</text:span>, nome_medico, fone_medico, <text:span text:style-name="T1">num_paciente</text:span>)</text:p>
      <text:p text:style-name="P10"/>
      <text:p text:style-name="P20">DF1: cod_medico → (nome_medico, fone_medico)</text:p>
      <text:p text:style-name="P20"/>
      <text:p text:style-name="P2"><text:span text:style-name="T7">2</text:span>FN</text:p>
      <text:p text:style-name="P2"/>
      <text:p text:style-name="P11">R1(<text:span text:style-name="T1">num_paciente</text:span>, nome_paciente, num_quarto, descrição_quarto, num_comodos_quarto)</text:p>
      <text:p text:style-name="P11">R2<text:span text:style-name="T8">1</text:span>(<text:span text:style-name="T1">cod_medico</text:span>, <text:span text:style-name="T1">num_paciente</text:span>)</text:p>
      <text:p text:style-name="P11">R2<text:span text:style-name="T9">2</text:span>(<text:span text:style-name="T1">cod_medico</text:span>, nome_medico, fone_medico)</text:p>
      <text:p text:style-name="P11"/>
      <text:p text:style-name="P3"><text:span text:style-name="T10">3</text:span>FN</text:p>
      <text:p text:style-name="P3"/>
      <text:p text:style-name="P12">R2<text:span text:style-name="T8">1</text:span>(<text:span text:style-name="T1">cod_medico</text:span>, <text:span text:style-name="T1">num_paciente</text:span>)</text:p>
      <text:p text:style-name="P12">R2<text:span text:style-name="T9">2</text:span>(<text:span text:style-name="T1">cod_medico</text:span>, nome_medico, fone_medico)</text:p>
      <text:p text:style-name="P13">R1<text:span text:style-name="T11">1</text:span>(<text:span text:style-name="T1">num_quarto</text:span>, descrição_quarto, num_comodos_quarto)</text:p>
      <text:p text:style-name="P13">R1<text:span text:style-name="T11">2</text:span>(<text:span text:style-name="T1">num_paciente</text:span>, nome_paciente, num_quarto<text:span text:style-name="T11">)</text:span></text:p>
      <text:p text:style-name="P13"/>
      <text:p text:style-name="P13"><text:span text:style-name="T14">f)</text:span>Funcionario(<text:span text:style-name="T1">registro_funcionario</text:span>,nome_funcionario,nome_conjuge_funcionario,data_nascimento_conjuge,data_nascimento_filhos)</text:p>
      <text:p text:style-name="P13"/>
      <text:p text:style-name="P21">1FN, porque não há aninhamento de tabelas</text:p>
      <text:p text:style-name="P21">2FN, porque não há dependencia funcional parcial</text:p>
      <text:p text:style-name="P21"/>
      <text:p text:style-name="P21">DF1: nome_conjuge_funcionario → data_nascimento_conjuge</text:p>
      <text:p text:style-name="P21">DF2: nome_filhos_funcionarios → data_nascimento_filhos</text:p>
      <text:p text:style-name="P21"/>
      <text:p text:style-name="P7">3FN</text:p>
      <text:p text:style-name="P21">Conjuge(<text:span text:style-name="T1">nome_conjuge_funcionario</text:span>, data_nascimento_conjuge)</text:p>
      <text:p text:style-name="P21">Filho(<text:span text:style-name="T1">nome_filhos_funcionario</text:span>, data_nascimento_filhos)</text:p>
      <text:p text:style-name="P14">Funcionario(<text:span text:style-name="T1">registro_funcionario</text:span>,nome_funcionario,nome_conjuge_funcionario)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29">2)</text:p>
      <text:p text:style-name="P29"/>
      <text:p text:style-name="P13">Para o cenário:</text:p>
      <text:p text:style-name="P13"/>
      <text:p text:style-name="P13">a. Um médico atende a muitos pacientes e um paciente pode ser atendido por muitos</text:p>
      <text:p text:style-name="P13">médicos.</text:p>
      <text:p text:style-name="P13">b. Uma consulta é realizada por um médico e um médico realiza muitas consultas.</text:p>
      <text:p text:style-name="P13">c. Cada consulta é realizada para um paciente e um paciente pode realizar muitas</text:p>
      <text:p text:style-name="P13">consultas.</text:p>
      <text:p text:style-name="P13"/>
      <text:p text:style-name="P13">e as seguintes entidades e atributos proponha um MER normalizado.</text:p>
      <text:p text:style-name="P13"/>
      <text:p text:style-name="P15">Paciente (nome, RG, CPF, sexo, data nascimento, {telefones}, nome do convênio médico, matricula de conveniado) </text:p>
      <text:p text:style-name="P15">Medico (nome, CRM, {telefones}, especialidade) </text:p>
      <text:p text:style-name="P15">Consulta (paciente, medico, especialidade, data da consulta, horário da consulta)</text:p>
      <text:p text:style-name="P15"/>
      <text:p text:style-name="P22">não 1FN, porque há dois aninhamentos de tabelas um em paciente e outro em medico</text:p>
      <text:p text:style-name="P22"/>
      <text:p text:style-name="P8">1FN</text:p>
      <text:p text:style-name="P16">Paciente (nome, RG, <text:span text:style-name="T1">CPF</text:span>, sexo, data nascimento, nome do convênio médico, matricula de conveniado) </text:p>
      <text:p text:style-name="P25">Paciente-telefone(<text:span text:style-name="T1">CPF</text:span>, <text:span text:style-name="T1">telefone</text:span>)</text:p>
      <text:p text:style-name="P17">Medico (nome, <text:span text:style-name="T1">CRM</text:span>, especialidade)</text:p>
      <text:p text:style-name="P23">Medico-telefone(<text:span text:style-name="T1">CRM</text:span>, <text:span text:style-name="T1">telefone</text:span>)</text:p>
      <text:p text:style-name="P18">Consulta (paciente, medico, especialidade, data da consulta, horário da consulta)</text:p>
      <text:p text:style-name="P18"/>
      <text:p text:style-name="P27">DF1: medico → especialidade</text:p>
      <text:p text:style-name="P27"/>
      <text:p text:style-name="P9">2FN<text:span text:style-name="T23"> e </text:span>3FN</text:p>
      <text:p text:style-name="P19">Paciente (nome, RG, <text:span text:style-name="T1">CPF</text:span>, sexo, data nascimento, nome do convênio médico, matricula de conveniado) </text:p>
      <text:p text:style-name="P26">Paciente-telefone(<text:span text:style-name="T1">CPF</text:span>, <text:span text:style-name="T1">telefone</text:span>)</text:p>
      <text:p text:style-name="P19">Medico (nome, <text:span text:style-name="T1">CRM</text:span>, especialidade)</text:p>
      <text:p text:style-name="P24">Medico-telefone(<text:span text:style-name="T1">CRM</text:span>, <text:span text:style-name="T1">telefone</text:span>)</text:p>
      <text:p text:style-name="P19">Consulta (<text:span text:style-name="T1">paciente</text:span>, <text:span text:style-name="T1">medico</text:span>, especialidade, data da consulta, horário da consulta)</text:p>
      <text:p text:style-name="P28">Especialidade(<text:span text:style-name="T1">medico</text:span>, especialidade)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oft-page-break/>Para o esquema R1(<text:span text:style-name="T16">a</text:span>, b, <text:span text:style-name="T1">c</text:span>, d, e, f, g) com:</text:p>
      <text:section text:style-name="Sect1" text:name="intro">
        <text:p text:style-name="Text_20_body">   DF1: {a, c} --&gt; b, d, e, f, g</text:p>
        <text:p text:style-name="Text_20_body">   DF2: a --&gt; b</text:p>
        <text:p text:style-name="Text_20_body">   DF3: c --&gt; d, e, f</text:p>
        <text:p text:style-name="Text_20_body">   DF4: e --&gt; f</text:p>
        <text:p text:style-name="Text_20_body">responda as questões a seguir.</text:p>
        <text:p text:style-name="P52">PK{a,c}</text:p>
        <text:p text:style-name="P52"><text:span text:style-name="T14">1FN</text:span>, porque não há aninhamento de tabelas</text:p>
        <text:p text:style-name="P52"/>
        <text:p text:style-name="P53">não 2FN, </text:p>
        <text:p text:style-name="P53"/>
        <text:p text:style-name="P54">2FN</text:p>
        <text:p text:style-name="P50">R11(<text:span text:style-name="T1">a</text:span>, b)</text:p>
        <text:p text:style-name="P50">R12(<text:span text:style-name="T1">c</text:span>, d, e, f)</text:p>
        <text:p text:style-name="P50">R1(<text:span text:style-name="T1">a</text:span>, <text:span text:style-name="T1">c</text:span>, g)</text:p>
        <text:p text:style-name="P50"/>
        <text:p text:style-name="P54">3FN</text:p>
        <text:p text:style-name="P50">R11(<text:span text:style-name="T1">a</text:span>, b)</text:p>
        <text:p text:style-name="P50">R1(<text:span text:style-name="T1">a</text:span>, <text:span text:style-name="T1">c</text:span>, g)</text:p>
        <text:p text:style-name="P50">R121(<text:span text:style-name="T1">c</text:span>, d, e)</text:p>
        <text:p text:style-name="P51">R12<text:span text:style-name="T24">2</text:span>(<text:span text:style-name="T1">e</text:span>, f)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07:45:07.391705939</meta:creation-date>
    <meta:generator>LibreOffice/24.2.7.2$Linux_X86_64 LibreOffice_project/420$Build-2</meta:generator>
    <dc:date>2025-09-17T08:38:27.524931863</dc:date>
    <meta:editing-duration>PT59M5S</meta:editing-duration>
    <meta:editing-cycles>69</meta:editing-cycles>
    <meta:document-statistic meta:table-count="0" meta:image-count="0" meta:object-count="0" meta:page-count="4" meta:paragraph-count="106" meta:word-count="594" meta:character-count="5025" meta:non-whitespace-character-count="4514"/>
  </office:meta>
</office:document-meta>
</file>